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C000001545AFC3B65EEFD2007.png" manifest:media-type="image/png"/>
  <manifest:file-entry manifest:full-path="Pictures/100002010000023C00000148BFDD5CB96A000F15.png" manifest:media-type="image/png"/>
  <manifest:file-entry manifest:full-path="Pictures/100002010000024000000149F6A8FEE6AED787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d30" officeooo:paragraph-rsid="00108d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547in" svg:y="-0.7339in" svg:width="6.1272in" svg:height="3.5in" draw:z-index="0"><draw:image xlink:href="Pictures/100002010000024000000149F6A8FEE6AED787CC.png" xlink:type="simple" xlink:show="embed" xlink:actuate="onLoad"/></draw:frame><draw:frame draw:style-name="fr1" draw:name="Image3" text:anchor-type="paragraph" svg:x="1.5165in" svg:y="2.8689in" svg:width="5.4154in" svg:height="3.1055in" draw:z-index="2"><draw:image xlink:href="Pictures/100002010000023C00000148BFDD5CB96A000F15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.5193in" svg:y="2.6047in" svg:width="5.7217in" svg:height="3.2236in" draw:z-index="1"><draw:image xlink:href="Pictures/100000000000025C000001545AFC3B65EEFD20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Object1" text:anchor-type="paragraph" svg:x="0.428in" svg:y="0.0016in" svg:width="5.478in" svg:height="3.542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13:35.533356985</meta:creation-date>
    <dc:date>2018-10-31T15:48:08.969991355</dc:date>
    <meta:editing-duration>P2DT21H16M23S</meta:editing-duration>
    <meta:editing-cycles>7</meta:editing-cycles>
    <meta:generator>LibreOffice/5.1.6.2$Linux_X86_64 LibreOffice_project/10m0$Build-2</meta:generator>
    <meta:document-statistic meta:table-count="0" meta:image-count="3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13cm" svg:height="8.997cm" xlink:href="." xlink:type="simple" chart:class="chart:line" chart:style-name="ch1">
        <chart:title svg:x="5.656cm" svg:y="0.315cm" chart:style-name="ch2">
          <text:p>OPEN_MAX</text:p>
        </chart:title>
        <chart:plot-area chart:style-name="ch3" chart:data-source-has-labels="both" svg:x="0.278cm" svg:y="1.273cm" svg:width="13.357cm" svg:height="7.545cm">
          <chartooo:coordinate-region svg:x="1.19cm" svg:y="1.472cm" svg:width="12.351cm" svg:height="6.699cm"/>
          <chart:axis chart:dimension="x" chart:name="primary-x" chart:style-name="ch4" chartooo:axis-type="text"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</table:table-cell>
              <table:table-cell office:value-type="float" office:value="0.984860777871817">
                <text:p>0.984860777871817</text:p>
              </table:table-cell>
              <table:table-cell office:value-type="float" office:value="0.960267380473404">
                <text:p>0.960267380473404</text:p>
              </table:table-cell>
              <table:table-cell office:value-type="float" office:value="0.941018658578513">
                <text:p>0.941018658578513</text:p>
              </table:table-cell>
              <table:table-cell office:value-type="float" office:value="0.923947445187272">
                <text:p>0.923947445187272</text:p>
              </table:table-cell>
              <table:table-cell office:value-type="float" office:value="0.917379959051838">
                <text:p>0.917379959051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